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u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inheit</text:p>
          </table:table-cell>
          <table:table-cell table:number-columns-repeated="2"/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6.3" calcext:value-type="float">
            <text:p>6,3</text:p>
          </table:table-cell>
          <table:table-cell office:value-type="float" office:value="0.1" calcext:value-type="float">
            <text:p>0,1</text:p>
          </table:table-cell>
          <table:table-cell table:formula="of:=2.5/[.B4]" office:value-type="float" office:value="0.396825396825397" calcext:value-type="float">
            <text:p>0,3968253968</text:p>
          </table:table-cell>
          <table:table-cell table:formula="of:=2.5/[.B4]^2 * [.C4]" office:value-type="float" office:value="0.00629881582262535" calcext:value-type="float">
            <text:p>0,0062988158</text:p>
          </table:table-cell>
          <table:table-cell office:value-type="string" calcext:value-type="string">
            <text:p>cm/s</text:p>
          </table:table-cell>
          <table:table-cell table:formula="of:=[.D4]/100" office:value-type="float" office:value="0.00396825396825397" calcext:value-type="float">
            <text:p>0,003968254</text:p>
          </table:table-cell>
          <table:table-cell office:value-type="string" calcext:value-type="string">
            <text:p>m/s</text:p>
          </table:table-cell>
          <table:table-cell table:formula="of:=[.E4]/100" office:value-type="float" office:value="0.0000629881582262535" calcext:value-type="float">
            <text:p>6,29881582262535E-05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2.5/[.B5]" office:value-type="float" office:value="0.694444444444444" calcext:value-type="float">
            <text:p>0,6944444444</text:p>
          </table:table-cell>
          <table:table-cell table:formula="of:=2.5/[.B5]^2 * [.C5]" office:value-type="float" office:value="0.0192901234567901" calcext:value-type="float">
            <text:p>0,0192901235</text:p>
          </table:table-cell>
          <table:table-cell office:value-type="string" calcext:value-type="string">
            <text:p>cm/s</text:p>
          </table:table-cell>
          <table:table-cell table:formula="of:=[.D5]/100" office:value-type="float" office:value="0.00694444444444444" calcext:value-type="float">
            <text:p>0,0069444444</text:p>
          </table:table-cell>
          <table:table-cell office:value-type="string" calcext:value-type="string">
            <text:p>m/s</text:p>
          </table:table-cell>
          <table:table-cell table:formula="of:=[.E5]/100" office:value-type="float" office:value="0.000192901234567901" calcext:value-type="float">
            <text:p>0,0001929012</text:p>
          </table:table-cell>
        </table:table-row>
        <table:table-row table:style-name="ro1">
          <table:table-cell/>
          <table:table-cell office:value-type="float" office:value="6.1" calcext:value-type="float">
            <text:p>6,1</text:p>
          </table:table-cell>
          <table:table-cell office:value-type="float" office:value="0.1" calcext:value-type="float">
            <text:p>0,1</text:p>
          </table:table-cell>
          <table:table-cell table:formula="of:=2.5/[.B6]" office:value-type="float" office:value="0.40983606557377" calcext:value-type="float">
            <text:p>0,4098360656</text:p>
          </table:table-cell>
          <table:table-cell table:formula="of:=2.5/[.B6]^2 * [.C6]" office:value-type="float" office:value="0.00671862402579952" calcext:value-type="float">
            <text:p>0,006718624</text:p>
          </table:table-cell>
          <table:table-cell office:value-type="string" calcext:value-type="string">
            <text:p>cm/s</text:p>
          </table:table-cell>
          <table:table-cell table:formula="of:=[.D6]/100" office:value-type="float" office:value="0.00409836065573771" calcext:value-type="float">
            <text:p>0,0040983607</text:p>
          </table:table-cell>
          <table:table-cell office:value-type="string" calcext:value-type="string">
            <text:p>m/s</text:p>
          </table:table-cell>
          <table:table-cell table:formula="of:=[.E6]/100" office:value-type="float" office:value="0.0000671862402579952" calcext:value-type="float">
            <text:p>6,71862402579952E-05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table:formula="of:=2.5/[.B7]" office:value-type="float" office:value="0.675675675675676" calcext:value-type="float">
            <text:p>0,6756756757</text:p>
          </table:table-cell>
          <table:table-cell table:formula="of:=2.5/[.B7]^2 * [.C7]" office:value-type="float" office:value="0.0182615047479912" calcext:value-type="float">
            <text:p>0,0182615047</text:p>
          </table:table-cell>
          <table:table-cell office:value-type="string" calcext:value-type="string">
            <text:p>cm/s</text:p>
          </table:table-cell>
          <table:table-cell table:formula="of:=[.D7]/100" office:value-type="float" office:value="0.00675675675675676" calcext:value-type="float">
            <text:p>0,0067567568</text:p>
          </table:table-cell>
          <table:table-cell office:value-type="string" calcext:value-type="string">
            <text:p>m/s</text:p>
          </table:table-cell>
          <table:table-cell table:formula="of:=[.E7]/100" office:value-type="float" office:value="0.000182615047479912" calcext:value-type="float">
            <text:p>0,000182615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table:formula="of:=2.5/[.B8]" office:value-type="float" office:value="0.609756097560976" calcext:value-type="float">
            <text:p>0,6097560976</text:p>
          </table:table-cell>
          <table:table-cell table:formula="of:=2.5/[.B8]^2 * [.C8]" office:value-type="float" office:value="0.0148720999405116" calcext:value-type="float">
            <text:p>0,0148720999</text:p>
          </table:table-cell>
          <table:table-cell office:value-type="string" calcext:value-type="string">
            <text:p>cm/s</text:p>
          </table:table-cell>
          <table:table-cell table:formula="of:=[.D8]/100" office:value-type="float" office:value="0.00609756097560976" calcext:value-type="float">
            <text:p>0,006097561</text:p>
          </table:table-cell>
          <table:table-cell office:value-type="string" calcext:value-type="string">
            <text:p>m/s</text:p>
          </table:table-cell>
          <table:table-cell table:formula="of:=[.E8]/100" office:value-type="float" office:value="0.000148720999405116" calcext:value-type="float">
            <text:p>0,000148721</text:p>
          </table:table-cell>
        </table:table-row>
        <table:table-row table:style-name="ro1">
          <table:table-cell/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table:formula="of:=2.5/[.B9]" office:value-type="float" office:value="0.520833333333333" calcext:value-type="float">
            <text:p>0,5208333333</text:p>
          </table:table-cell>
          <table:table-cell table:formula="of:=2.5/[.B9]^2 * [.C9]" office:value-type="float" office:value="0.0108506944444444" calcext:value-type="float">
            <text:p>0,0108506944</text:p>
          </table:table-cell>
          <table:table-cell office:value-type="string" calcext:value-type="string">
            <text:p>cm/s</text:p>
          </table:table-cell>
          <table:table-cell table:formula="of:=[.D9]/100" office:value-type="float" office:value="0.00520833333333333" calcext:value-type="float">
            <text:p>0,0052083333</text:p>
          </table:table-cell>
          <table:table-cell office:value-type="string" calcext:value-type="string">
            <text:p>m/s</text:p>
          </table:table-cell>
          <table:table-cell table:formula="of:=[.E9]/100" office:value-type="float" office:value="0.000108506944444444" calcext:value-type="float">
            <text:p>0,0001085069</text:p>
          </table:table-cell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2.5/[.B10]" office:value-type="float" office:value="0.471698113207547" calcext:value-type="float">
            <text:p>0,4716981132</text:p>
          </table:table-cell>
          <table:table-cell table:formula="of:=2.5/[.B10]^2 * [.C10]" office:value-type="float" office:value="0.0088999644001424" calcext:value-type="float">
            <text:p>0,0088999644</text:p>
          </table:table-cell>
          <table:table-cell office:value-type="string" calcext:value-type="string">
            <text:p>cm/s</text:p>
          </table:table-cell>
          <table:table-cell table:formula="of:=[.D10]/100" office:value-type="float" office:value="0.00471698113207547" calcext:value-type="float">
            <text:p>0,0047169811</text:p>
          </table:table-cell>
          <table:table-cell office:value-type="string" calcext:value-type="string">
            <text:p>m/s</text:p>
          </table:table-cell>
          <table:table-cell table:formula="of:=[.E10]/100" office:value-type="float" office:value="0.000088999644001424" calcext:value-type="float">
            <text:p>8,8999644001424E-0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2.5/[.B11]" office:value-type="float" office:value="0.384615384615385" calcext:value-type="float">
            <text:p>0,3846153846</text:p>
          </table:table-cell>
          <table:table-cell table:formula="of:=2.5/[.B11]^2 * [.C11]" office:value-type="float" office:value="0.00591715976331361" calcext:value-type="float">
            <text:p>0,0059171598</text:p>
          </table:table-cell>
          <table:table-cell office:value-type="string" calcext:value-type="string">
            <text:p>cm/s</text:p>
          </table:table-cell>
          <table:table-cell table:formula="of:=[.D11]/100" office:value-type="float" office:value="0.00384615384615385" calcext:value-type="float">
            <text:p>0,0038461538</text:p>
          </table:table-cell>
          <table:table-cell office:value-type="string" calcext:value-type="string">
            <text:p>m/s</text:p>
          </table:table-cell>
          <table:table-cell table:formula="of:=[.E11]/100" office:value-type="float" office:value="0.0000591715976331361" calcext:value-type="float">
            <text:p>5,91715976331361E-05</text:p>
          </table:table-cell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2.5/[.B12]" office:value-type="float" office:value="0.471698113207547" calcext:value-type="float">
            <text:p>0,4716981132</text:p>
          </table:table-cell>
          <table:table-cell table:formula="of:=2.5/[.B12]^2 * [.C12]" office:value-type="float" office:value="0.0088999644001424" calcext:value-type="float">
            <text:p>0,0088999644</text:p>
          </table:table-cell>
          <table:table-cell office:value-type="string" calcext:value-type="string">
            <text:p>cm/s</text:p>
          </table:table-cell>
          <table:table-cell table:formula="of:=[.D12]/100" office:value-type="float" office:value="0.00471698113207547" calcext:value-type="float">
            <text:p>0,0047169811</text:p>
          </table:table-cell>
          <table:table-cell office:value-type="string" calcext:value-type="string">
            <text:p>m/s</text:p>
          </table:table-cell>
          <table:table-cell table:formula="of:=[.E12]/100" office:value-type="float" office:value="0.000088999644001424" calcext:value-type="float">
            <text:p>8,8999644001424E-05</text:p>
          </table:table-cell>
        </table:table-row>
        <table:table-row table:style-name="ro1">
          <table:table-cell/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  <table:table-cell table:formula="of:=2.5/[.B13]" office:value-type="float" office:value="0.423728813559322" calcext:value-type="float">
            <text:p>0,4237288136</text:p>
          </table:table-cell>
          <table:table-cell table:formula="of:=2.5/[.B13]^2 * [.C13]" office:value-type="float" office:value="0.00718184429761563" calcext:value-type="float">
            <text:p>0,0071818443</text:p>
          </table:table-cell>
          <table:table-cell office:value-type="string" calcext:value-type="string">
            <text:p>cm/s</text:p>
          </table:table-cell>
          <table:table-cell table:formula="of:=[.D13]/100" office:value-type="float" office:value="0.00423728813559322" calcext:value-type="float">
            <text:p>0,0042372881</text:p>
          </table:table-cell>
          <table:table-cell office:value-type="string" calcext:value-type="string">
            <text:p>m/s</text:p>
          </table:table-cell>
          <table:table-cell table:formula="of:=[.E13]/100" office:value-type="float" office:value="0.0000718184429761563" calcext:value-type="float">
            <text:p>7,18184429761563E-05</text:p>
          </table:table-cell>
        </table:table-row>
        <table:table-row table:style-name="ro1">
          <table:table-cell table:number-columns-repeated="6"/>
          <table:table-cell table:formula="of:=AVERAGE([.G4:.G13])" office:value-type="float" office:value="0.0050591114380034" calcext:value-type="float">
            <text:p>0,0050591114</text:p>
          </table:table-cell>
          <table:table-cell office:value-type="string" calcext:value-type="string">
            <text:p>m/s</text:p>
          </table:table-cell>
          <table:table-cell table:formula="of:=AVERAGE([.I4:.I13])" office:value-type="float" office:value="0.000107190795299376" calcext:value-type="float">
            <text:p>0,0001071908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0.1" calcext:value-type="float">
            <text:p>0,1</text:p>
          </table:table-cell>
          <table:table-cell table:formula="of:=2.5/[.B16]" office:value-type="float" office:value="0.814332247557003" calcext:value-type="float">
            <text:p>0,8143322476</text:p>
          </table:table-cell>
          <table:table-cell table:formula="of:=2.5/[.B16]^2 * [.C16]" office:value-type="float" office:value="0.0265254803764496" calcext:value-type="float">
            <text:p>0,0265254804</text:p>
          </table:table-cell>
          <table:table-cell office:value-type="string" calcext:value-type="string">
            <text:p>cm/s</text:p>
          </table:table-cell>
          <table:table-cell table:formula="of:=[.D16]/100" office:value-type="float" office:value="0.00814332247557003" calcext:value-type="float">
            <text:p>0,0081433225</text:p>
          </table:table-cell>
          <table:table-cell office:value-type="string" calcext:value-type="string">
            <text:p>m/s</text:p>
          </table:table-cell>
          <table:table-cell table:formula="of:=[.E16]/100" office:value-type="float" office:value="0.000265254803764496" calcext:value-type="float">
            <text:p>0,0002652548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table:formula="of:=2.5/[.B17]" office:value-type="float" office:value="0.568181818181818" calcext:value-type="float">
            <text:p>0,5681818182</text:p>
          </table:table-cell>
          <table:table-cell table:formula="of:=2.5/[.B17]^2 * [.C17]" office:value-type="float" office:value="0.0129132231404959" calcext:value-type="float">
            <text:p>0,0129132231</text:p>
          </table:table-cell>
          <table:table-cell office:value-type="string" calcext:value-type="string">
            <text:p>cm/s</text:p>
          </table:table-cell>
          <table:table-cell table:formula="of:=[.D17]/100" office:value-type="float" office:value="0.00568181818181818" calcext:value-type="float">
            <text:p>0,0056818182</text:p>
          </table:table-cell>
          <table:table-cell office:value-type="string" calcext:value-type="string">
            <text:p>m/s</text:p>
          </table:table-cell>
          <table:table-cell table:formula="of:=[.E17]/100" office:value-type="float" office:value="0.000129132231404959" calcext:value-type="float">
            <text:p>0,0001291322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2.5/[.B18]" office:value-type="float" office:value="0.384615384615385" calcext:value-type="float">
            <text:p>0,3846153846</text:p>
          </table:table-cell>
          <table:table-cell table:formula="of:=2.5/[.B18]^2 * [.C18]" office:value-type="float" office:value="0.00591715976331361" calcext:value-type="float">
            <text:p>0,0059171598</text:p>
          </table:table-cell>
          <table:table-cell office:value-type="string" calcext:value-type="string">
            <text:p>cm/s</text:p>
          </table:table-cell>
          <table:table-cell table:formula="of:=[.D18]/100" office:value-type="float" office:value="0.00384615384615385" calcext:value-type="float">
            <text:p>0,0038461538</text:p>
          </table:table-cell>
          <table:table-cell office:value-type="string" calcext:value-type="string">
            <text:p>m/s</text:p>
          </table:table-cell>
          <table:table-cell table:formula="of:=[.E18]/100" office:value-type="float" office:value="0.0000591715976331361" calcext:value-type="float">
            <text:p>5,91715976331361E-05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2.5/[.B19]" office:value-type="float" office:value="0.925925925925926" calcext:value-type="float">
            <text:p>0,9259259259</text:p>
          </table:table-cell>
          <table:table-cell table:formula="of:=2.5/[.B19]^2 * [.C19]" office:value-type="float" office:value="0.0342935528120713" calcext:value-type="float">
            <text:p>0,0342935528</text:p>
          </table:table-cell>
          <table:table-cell office:value-type="string" calcext:value-type="string">
            <text:p>cm/s</text:p>
          </table:table-cell>
          <table:table-cell table:formula="of:=[.D19]/100" office:value-type="float" office:value="0.00925925925925926" calcext:value-type="float">
            <text:p>0,0092592593</text:p>
          </table:table-cell>
          <table:table-cell office:value-type="string" calcext:value-type="string">
            <text:p>m/s</text:p>
          </table:table-cell>
          <table:table-cell table:formula="of:=[.E19]/100" office:value-type="float" office:value="0.000342935528120713" calcext:value-type="float">
            <text:p>0,0003429355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0.1" calcext:value-type="float">
            <text:p>0,1</text:p>
          </table:table-cell>
          <table:table-cell table:formula="of:=2.5/[.B20]" office:value-type="float" office:value="0.791139240506329" calcext:value-type="float">
            <text:p>0,7911392405</text:p>
          </table:table-cell>
          <table:table-cell table:formula="of:=2.5/[.B20]^2 * [.C20]" office:value-type="float" office:value="0.0250360519147572" calcext:value-type="float">
            <text:p>0,0250360519</text:p>
          </table:table-cell>
          <table:table-cell office:value-type="string" calcext:value-type="string">
            <text:p>cm/s</text:p>
          </table:table-cell>
          <table:table-cell table:formula="of:=[.D20]/100" office:value-type="float" office:value="0.00791139240506329" calcext:value-type="float">
            <text:p>0,0079113924</text:p>
          </table:table-cell>
          <table:table-cell office:value-type="string" calcext:value-type="string">
            <text:p>m/s</text:p>
          </table:table-cell>
          <table:table-cell table:formula="of:=[.E20]/100" office:value-type="float" office:value="0.000250360519147572" calcext:value-type="float">
            <text:p>0,000250360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table:formula="of:=2.5/[.B21]" office:value-type="float" office:value="0.714285714285714" calcext:value-type="float">
            <text:p>0,7142857143</text:p>
          </table:table-cell>
          <table:table-cell table:formula="of:=2.5/[.B21]^2 * [.C21]" office:value-type="float" office:value="0.0204081632653061" calcext:value-type="float">
            <text:p>0,0204081633</text:p>
          </table:table-cell>
          <table:table-cell office:value-type="string" calcext:value-type="string">
            <text:p>cm/s</text:p>
          </table:table-cell>
          <table:table-cell table:formula="of:=[.D21]/100" office:value-type="float" office:value="0.00714285714285714" calcext:value-type="float">
            <text:p>0,0071428571</text:p>
          </table:table-cell>
          <table:table-cell office:value-type="string" calcext:value-type="string">
            <text:p>m/s</text:p>
          </table:table-cell>
          <table:table-cell table:formula="of:=[.E21]/100" office:value-type="float" office:value="0.000204081632653061" calcext:value-type="float">
            <text:p>0,0002040816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0.1" calcext:value-type="float">
            <text:p>0,1</text:p>
          </table:table-cell>
          <table:table-cell table:formula="of:=2.5/[.B22]" office:value-type="float" office:value="0.811688311688312" calcext:value-type="float">
            <text:p>0,8116883117</text:p>
          </table:table-cell>
          <table:table-cell table:formula="of:=2.5/[.B22]^2 * [.C22]" office:value-type="float" office:value="0.0263535166132569" calcext:value-type="float">
            <text:p>0,0263535166</text:p>
          </table:table-cell>
          <table:table-cell office:value-type="string" calcext:value-type="string">
            <text:p>cm/s</text:p>
          </table:table-cell>
          <table:table-cell table:formula="of:=[.D22]/100" office:value-type="float" office:value="0.00811688311688312" calcext:value-type="float">
            <text:p>0,0081168831</text:p>
          </table:table-cell>
          <table:table-cell office:value-type="string" calcext:value-type="string">
            <text:p>m/s</text:p>
          </table:table-cell>
          <table:table-cell table:formula="of:=[.E22]/100" office:value-type="float" office:value="0.000263535166132569" calcext:value-type="float">
            <text:p>0,0002635352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0.1" calcext:value-type="float">
            <text:p>0,1</text:p>
          </table:table-cell>
          <table:table-cell table:formula="of:=2.5/[.B23]" office:value-type="float" office:value="0.681198910081744" calcext:value-type="float">
            <text:p>0,6811989101</text:p>
          </table:table-cell>
          <table:table-cell table:formula="of:=2.5/[.B23]^2 * [.C23]" office:value-type="float" office:value="0.0185612782038622" calcext:value-type="float">
            <text:p>0,0185612782</text:p>
          </table:table-cell>
          <table:table-cell office:value-type="string" calcext:value-type="string">
            <text:p>cm/s</text:p>
          </table:table-cell>
          <table:table-cell table:formula="of:=[.D23]/100" office:value-type="float" office:value="0.00681198910081744" calcext:value-type="float">
            <text:p>0,0068119891</text:p>
          </table:table-cell>
          <table:table-cell office:value-type="string" calcext:value-type="string">
            <text:p>m/s</text:p>
          </table:table-cell>
          <table:table-cell table:formula="of:=[.E23]/100" office:value-type="float" office:value="0.000185612782038622" calcext:value-type="float">
            <text:p>0,0001856128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0.1" calcext:value-type="float">
            <text:p>0,1</text:p>
          </table:table-cell>
          <table:table-cell table:formula="of:=2.5/[.B24]" office:value-type="float" office:value="0.847457627118644" calcext:value-type="float">
            <text:p>0,8474576271</text:p>
          </table:table-cell>
          <table:table-cell table:formula="of:=2.5/[.B24]^2 * [.C24]" office:value-type="float" office:value="0.0287273771904625" calcext:value-type="float">
            <text:p>0,0287273772</text:p>
          </table:table-cell>
          <table:table-cell office:value-type="string" calcext:value-type="string">
            <text:p>cm/s</text:p>
          </table:table-cell>
          <table:table-cell table:formula="of:=[.D24]/100" office:value-type="float" office:value="0.00847457627118644" calcext:value-type="float">
            <text:p>0,0084745763</text:p>
          </table:table-cell>
          <table:table-cell office:value-type="string" calcext:value-type="string">
            <text:p>m/s</text:p>
          </table:table-cell>
          <table:table-cell table:formula="of:=[.E24]/100" office:value-type="float" office:value="0.000287273771904625" calcext:value-type="float">
            <text:p>0,0002872738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0.1" calcext:value-type="float">
            <text:p>0,1</text:p>
          </table:table-cell>
          <table:table-cell table:formula="of:=2.5/[.B25]" office:value-type="float" office:value="0.602409638554217" calcext:value-type="float">
            <text:p>0,6024096386</text:p>
          </table:table-cell>
          <table:table-cell table:formula="of:=2.5/[.B25]^2 * [.C25]" office:value-type="float" office:value="0.0145158949049209" calcext:value-type="float">
            <text:p>0,0145158949</text:p>
          </table:table-cell>
          <table:table-cell office:value-type="string" calcext:value-type="string">
            <text:p>cm/s</text:p>
          </table:table-cell>
          <table:table-cell table:formula="of:=[.D25]/100" office:value-type="float" office:value="0.00602409638554217" calcext:value-type="float">
            <text:p>0,0060240964</text:p>
          </table:table-cell>
          <table:table-cell office:value-type="string" calcext:value-type="string">
            <text:p>m/s</text:p>
          </table:table-cell>
          <table:table-cell table:formula="of:=[.E25]/100" office:value-type="float" office:value="0.000145158949049209" calcext:value-type="float">
            <text:p>0,0001451589</text:p>
          </table:table-cell>
        </table:table-row>
        <table:table-row table:style-name="ro1">
          <table:table-cell table:number-columns-repeated="6"/>
          <table:table-cell table:formula="of:=AVERAGE([.G16:.G25])" office:value-type="float" office:value="0.00714123481851509" calcext:value-type="float">
            <text:p>0,0071412348</text:p>
          </table:table-cell>
          <table:table-cell office:value-type="string" calcext:value-type="string">
            <text:p>m/s</text:p>
          </table:table-cell>
          <table:table-cell table:formula="of:=AVERAGE([.I16:.I25])" office:value-type="float" office:value="0.000213251698184896" calcext:value-type="float">
            <text:p>0,00021325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ier Fall</text:p>
          </table:table-cell>
          <table:table-cell table:formula="of:=9.81*2.1*10^(-4)*10" office:value-type="float" office:value="0.020601" calcext:value-type="float">
            <text:p>0,020601</text:p>
          </table:table-cell>
          <table:table-cell office:value-type="string" calcext:value-type="string">
            <text:p>m/s^2</text:p>
          </table:table-cell>
          <table:table-cell table:number-columns-repeated="6"/>
        </table:table-row>
        <table:table-row table:style-name="ro1">
          <table:table-cell/>
          <table:table-cell table:formula="of:=SQRT(2*[.B28])" office:value-type="float" office:value="0.202982757888447" calcext:value-type="float">
            <text:p>0,202982757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1*10^-3 / 1000" office:value-type="float" office:value="0.000001" calcext:value-type="float">
            <text:p>0,000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z3r </meta:initial-creator>
    <meta:creation-date>2016-02-03T13:16:52.627114422</meta:creation-date>
    <dc:date>2016-02-04T14:22:37.251773059</dc:date>
    <dc:creator>Winz3r </dc:creator>
    <meta:editing-duration>PT23H45M22S</meta:editing-duration>
    <meta:editing-cycles>2</meta:editing-cycles>
    <meta:generator>LibreOffice/5.0.2.2$Linux_X86_64 LibreOffice_project/00m0$Build-2</meta:generator>
    <meta:document-statistic meta:table-count="1" meta:cell-count="179" meta:object-count="0"/>
  </office:meta>
</office:document-meta>
</file>